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line-height="150%" fo:text-align="start" style:justify-single-word="false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4" style:family="paragraph" style:parent-style-name="Standard">
      <style:paragraph-properties fo:line-height="150%" style:text-autospace="non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 style:list-style-name="L2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 style:list-style-name="L3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 style:list-style-name="L4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9" style:family="paragraph" style:parent-style-name="Standard" style:list-style-name="L5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0" style:family="paragraph" style:parent-style-name="Standard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T1" style:family="text">
      <style:text-properties style:font-name="Arial1" style:font-name-asian="Arial1" style:font-name-complex="Arial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bau der Arbeit</text:p>
      <text:p text:style-name="P1">1. Seite: Leerseite</text:p>
      <text:p text:style-name="P1">2. Seite: Alle Angaben wie Titelseite, jedoch mit vollständigem Titel der Arbeit</text:p>
      <text:p text:style-name="P1">3. Seite: Formblatt „Erklärung gemäß § 35 (7) RaPO“ (für Diplomarbeiten) bzw. die „Erklärung gemäß § 19 (8)</text:p>
      <text:p text:style-name="P1">APO“ (für Bachelor-/ Masterarbeiten)</text:p>
      <text:p text:style-name="P3">4. Seite: Inhaltsverzeichnis.</text:p>
      <text:p text:style-name="P1">5. Seite: Übersicht und Erklärung der verwendeten Formelzeichen mit Einheiten und nicht geläufigen Abkürzungen</text:p>
      <text:p text:style-name="P1">6.-n. Seite: Ausführungen zur eigentlichen Arbeit</text:p>
      <text:p text:style-name="P1">n+1. Seite: Schrifttum. Eine Abschlussarbeit ohne oder mit nicht ausreichendem Literaturnachweis entspricht nicht den</text:p>
      <text:p text:style-name="P1">Anforderungen. Die Quellenangaben sind den bibliographischen Gepflogenheiten entsprechend</text:p>
      <text:p text:style-name="P1">darzustellen.</text:p>
      <text:p text:style-name="P2">n+2. Seite: Anhang nach Absprache mit dem Erstprüfer (ggf. auch als CD-ROM)</text:p>
      <text:p text:style-name="P2"/>
      <text:p text:style-name="P2"/>
      <text:p text:style-name="P2"/>
      <text:p text:style-name="P2">1. Vorwort</text:p>
      <text:list xml:id="list5395155131069328534" text:style-name="L1">
        <text:list-item>
          <text:p text:style-name="P5">Motivation der Arbeit</text:p>
        </text:list-item>
        <text:list-item>
          <text:p text:style-name="P5">Verwendeten Tools, IDEs, Frameworks, Datenbanken</text:p>
        </text:list-item>
        <text:list-item>
          <text:p text:style-name="P5">Hinweis auf Verwendete Codeschnipsel aus Tutorials</text:p>
        </text:list-item>
      </text:list>
      <text:p text:style-name="P2"/>
      <text:p text:style-name="P2">2. Planung</text:p>
      <text:list xml:id="list786820869454800080" text:style-name="L2">
        <text:list-item>
          <text:p text:style-name="P6">Anforderungen</text:p>
        </text:list-item>
        <text:list-item>
          <text:p text:style-name="P6">Use Cases</text:p>
        </text:list-item>
        <text:list-item>
          <text:p text:style-name="P6">Datenbankmodell</text:p>
        </text:list-item>
        <text:list-item>
          <text:p text:style-name="P6">rudimentäres Design zu Beginn, ernsthaftes Design zum schluss</text:p>
        </text:list-item>
      </text:list>
      <text:p text:style-name="P2"/>
      <text:p text:style-name="P2">3. Einführung in Ruby on Rails</text:p>
      <text:list xml:id="list1005827108021478714" text:style-name="L3">
        <text:list-item>
          <text:p text:style-name="P7">Grundlegender Aufbau und Verwendung</text:p>
        </text:list-item>
        <text:list-item>
          <text:p text:style-name="P7">MVC</text:p>
        </text:list-item>
        <text:list-item>
          <text:p text:style-name="P7">Assetpipeline (seit 3.1)</text:p>
        </text:list-item>
        <text:list-item>
          <text:p text:style-name="P7"><text:soft-page-break/>Erläuterung aller Features</text:p>
        </text:list-item>
      </text:list>
      <text:p text:style-name="P2"/>
      <text:p text:style-name="P2">4. Schritt für Schritt Anleitung der Implementierung</text:p>
      <text:list xml:id="list865777942709036654" text:style-name="L4">
        <text:list-item>
          <text:p text:style-name="P8">siehe protokoll</text:p>
        </text:list-item>
      </text:list>
      <text:p text:style-name="P2"/>
      <text:p text:style-name="P2">5. Sackgassen und verworfene Lösungsmethoden</text:p>
      <text:p text:style-name="P2"/>
      <text:p text:style-name="P2">6. Resumee über verfolgte und erreichte Ziele</text:p>
      <text:p text:style-name="P2"/>
      <text:p text:style-name="P2">7. Bewertung des Frameworks "Ruby on Rails" (evtl mit Vergleich)</text:p>
      <text:p text:style-name="P2"/>
      <text:p text:style-name="P2">8. Schlusswort</text:p>
      <text:list xml:id="list7820760113150646008" text:style-name="L5">
        <text:list-item>
          <text:p text:style-name="P9">Bedeutung der Arbeit</text:p>
          <text:p text:style-name="P9"/>
        </text:list-item>
      </text:list>
      <text:p text:style-name="P2">9. Wie das Projekt auf anderen Rechnern nach getestet werden kann</text:p>
      <text:p text:style-name="P2"/>
      <text:p text:style-name="P2">10. Quellen</text:p>
      <text:p text:style-name="P4"><text:a xlink:type="simple" xlink:href="http://ruby.railstutorial.org/ruby-on-rails-tutorial-book"><text:span text:style-name="T1">http://ruby.railstutorial.org/ruby-on-rails-tutorial-book</text:span></text:a></text:p>
      <text:p text:style-name="P2">"Ruby on Rails 3.1" – Galileo Compu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1S</meta:editing-duration>
    <meta:editing-cycles>9</meta:editing-cycles>
    <meta:generator>OpenOffice.org/3.4.1$Win32 OpenOffice.org_project/341m1$Build-9593</meta:generator>
    <dc:date>2013-05-16T19:44:32.14</dc:date>
    <meta:document-statistic meta:table-count="0" meta:image-count="0" meta:object-count="0" meta:page-count="2" meta:paragraph-count="37" meta:word-count="215" meta:character-count="1535"/>
    <meta:user-defined meta:name="Info 1"/>
    <meta:user-defined meta:name="Info 2"/>
    <meta:user-defined meta:name="Info 3"/>
    <meta:user-defined meta:name="Info 4"/>
  </office:meta>
</office:document-meta>
</file>